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E0000018888AD24B5C0440CE1.png" manifest:media-type="image/png"/>
  <manifest:file-entry manifest:full-path="Pictures/100000010000054F00000282F14C1A42995F741B.png" manifest:media-type="image/png"/>
  <manifest:file-entry manifest:full-path="Pictures/10000001000002BD0000021BBE14042D4CFAFADC.png" manifest:media-type="image/png"/>
  <manifest:file-entry manifest:full-path="Pictures/10000001000003510000023271432480EBACEF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25.635cm" svg:height="13.123cm" draw:z-index="0"><draw:image xlink:href="Pictures/100000010000054F00000282F14C1A42995F741B.png" xlink:type="simple" xlink:show="embed" xlink:actuate="onLoad" draw:mime-type="image/png"/></draw:frame></text:p>
      <text:p text:style-name="Standard"/>
      <text:p text:style-name="P1"><draw:frame draw:style-name="fr3" draw:name="Image2" text:anchor-type="as-char" svg:width="25.605cm" svg:height="14.298cm" draw:z-index="1"><draw:image xlink:href="Pictures/10000001000002BE0000018888AD24B5C0440CE1.png" xlink:type="simple" xlink:show="embed" xlink:actuate="onLoad" draw:mime-type="image/png"/></draw:frame></text:p>
      <text:p text:style-name="Standard"/>
      <text:p text:style-name="P1"/>
      <text:p text:style-name="Standard"><draw:frame draw:style-name="fr2" draw:name="Image3" text:anchor-type="as-char" svg:width="20.689cm" svg:height="15.3cm" draw:z-index="2"><draw:image xlink:href="Pictures/10000001000002BD0000021BBE14042D4CFAFADC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4" text:anchor-type="as-char" svg:width="23.114cm" svg:height="15.3cm" draw:z-index="3"><draw:image xlink:href="Pictures/10000001000003510000023271432480EBACEFE2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4T12:11:29.884000000</meta:creation-date>
    <dc:date>2026-02-24T12:21:19.990000000</dc:date>
    <meta:editing-duration>PT9M50S</meta:editing-duration>
    <meta:editing-cycles>1</meta:editing-cycles>
    <meta:document-statistic meta:table-count="0" meta:image-count="4" meta:object-count="0" meta:page-count="5" meta:paragraph-count="4" meta:word-count="0" meta:character-count="0" meta:non-whitespace-character-count="0"/>
    <meta:generator>LibreOffice/7.6.2.1$Windows_X86_64 LibreOffice_project/56f7684011345957bbf33a7ee678afaf4d2ba333</meta:generator>
  </office:meta>
</office:document-meta>
</file>